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d1c24" draw:fill-color="#dddddd" draw:textarea-horizontal-align="justify" draw:textarea-vertical-align="middle" draw:auto-grow-height="false" fo:min-height="3.19cm" fo:min-width="6.656cm"/>
    </style:style>
    <style:style style:name="gr2" style:family="graphic" style:parent-style-name="standard">
      <style:graphic-properties svg:stroke-color="#ed1c24" draw:fill-color="#dddddd" draw:textarea-horizontal-align="justify" draw:textarea-vertical-align="middle" draw:auto-grow-height="false" fo:min-height="0.766cm" fo:min-width="23.122cm"/>
    </style:style>
    <style:style style:name="gr3" style:family="graphic" style:parent-style-name="standard">
      <style:graphic-properties svg:stroke-color="#ed1c24" draw:fill-color="#dddddd" draw:textarea-horizontal-align="justify" draw:textarea-vertical-align="middle" draw:auto-grow-height="false" fo:min-height="2.035cm" fo:min-width="6.656cm"/>
    </style:style>
    <style:style style:name="gr4" style:family="graphic" style:parent-style-name="standard" style:list-style-name="L1">
      <style:graphic-properties svg:stroke-color="#ed1c24" draw:fill-color="#dddddd" draw:textarea-horizontal-align="justify" draw:textarea-vertical-align="middle" draw:auto-grow-height="false" fo:min-height="2.255cm" fo:min-width="6.656cm"/>
    </style:style>
    <style:style style:name="gr5" style:family="graphic" style:parent-style-name="standard">
      <style:graphic-properties svg:stroke-color="#ed1c24" draw:fill-color="#dddddd" draw:textarea-horizontal-align="justify" draw:textarea-vertical-align="middle" draw:auto-grow-height="false" fo:min-height="1.493cm" fo:min-width="3.608cm"/>
    </style:style>
    <style:style style:name="gr6" style:family="graphic" style:parent-style-name="standard">
      <style:graphic-properties svg:stroke-color="#ed1c24" draw:fill-color="#dddddd" draw:textarea-horizontal-align="justify" draw:textarea-vertical-align="middle" draw:auto-grow-height="false" fo:min-height="1.816cm" fo:min-width="6.656cm"/>
    </style:style>
    <style:style style:name="gr7" style:family="graphic" style:parent-style-name="standard" style:list-style-name="L1">
      <style:graphic-properties svg:stroke-color="#ed1c24" draw:fill-color="#dddddd" draw:textarea-horizontal-align="justify" draw:textarea-vertical-align="middle" draw:auto-grow-height="false" fo:min-height="2.917cm" fo:min-width="6.656cm"/>
    </style:style>
    <style:style style:name="gr8" style:family="graphic" style:parent-style-name="standard">
      <style:graphic-properties svg:stroke-color="#ed1c24" draw:fill-color="#dddddd" draw:textarea-horizontal-align="justify" draw:textarea-vertical-align="middle" draw:auto-grow-height="false" fo:min-height="1.493cm" fo:min-width="4.116cm"/>
    </style:style>
    <style:style style:name="gr9" style:family="graphic" style:parent-style-name="standard">
      <style:graphic-properties svg:stroke-color="#ed1c24" draw:fill-color="#dddddd" draw:textarea-horizontal-align="justify" draw:textarea-vertical-align="middle" draw:auto-grow-height="false" fo:min-height="1.493cm" fo:min-width="4.37cm"/>
    </style:style>
    <style:style style:name="gr10" style:family="graphic" style:parent-style-name="standard">
      <style:graphic-properties svg:stroke-color="#ed1c24" draw:fill-color="#dddddd" draw:textarea-horizontal-align="justify" draw:textarea-vertical-align="middle" draw:auto-grow-height="false" fo:min-height="2.036cm" fo:min-width="6.656cm"/>
    </style:style>
    <style:style style:name="gr11" style:family="graphic" style:parent-style-name="standard">
      <style:graphic-properties svg:stroke-color="#ed1c24" draw:fill-color="#dddddd" draw:textarea-horizontal-align="justify" draw:textarea-vertical-align="middle" draw:auto-grow-height="false" fo:min-height="1.02cm" fo:min-width="4.96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156cm" svg:height="3.44cm" svg:x="1.778cm" svg:y="1.91cm">
          <text:p text:style-name="P1">GRIDSEARCHCV</text:p>
          <text:p text:style-name="P1">CROSSVALSEARCHCV</text:p>
          <text:p text:style-name="P1">CROSSVALSCORE</text:p>
          <text:p text:style-name="P1">RANDOMSEARCHCV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622cm" svg:height="1.016cm" svg:x="1.778cm" svg:y="0.254cm">
          <text:p text:style-name="P1"/>
          <text:p text:style-name="P1"/>
          <text:p text:style-name="P1">PIPELINE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156cm" svg:height="2.285cm" svg:x="10.37cm" svg:y="2.033cm">
          <text:p text:style-name="P1">UNSUPERVISE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156cm" svg:height="2.505cm" svg:x="1.778cm" svg:y="5.617cm">
          <text:p text:style-name="P3">levenberg</text:p>
          <text:p text:style-name="P3">gaussnewton </text:p>
          <text:p text:style-name="P1">binary search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08cm" svg:height="1.743cm" svg:x="10.516cm" svg:y="8.417cm">
          <text:p text:style-name="P1">SV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156cm" svg:height="2.066cm" svg:x="18.316cm" svg:y="11.684cm">
          <text:p text:style-name="P1">Bayes Theorem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156cm" svg:height="3.167cm" svg:x="1.778cm" svg:y="8.517cm">
          <text:p text:style-name="P3"/>
          <text:p text:style-name="P3">Voting</text:p>
          <text:p text:style-name="P3">Bagging/Bootstrap</text:p>
          <text:p text:style-name="P3">Boosting</text:p>
          <text:p text:style-name="P3">Stacking</text:p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16cm" svg:height="1.743cm" svg:x="10.216cm" svg:y="10.517cm">
          <text:p text:style-name="P1">Decission Tre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7cm" svg:height="1.743cm" svg:x="10.116cm" svg:y="12.617cm">
          <text:p text:style-name="P1">Neural Networks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156cm" svg:height="2.286cm" svg:x="17.736cm" svg:y="8.382cm">
          <text:p text:style-name="P1"/>
          <text:p text:style-name="P1">Regresión regularizada</text:p>
          <text:p text:style-name="P1"><text:span text:style-name="T1">Norma Lp; lasso ridg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46cm" svg:height="1.27cm" svg:x="11.304cm" svg:y="4.572cm">
          <text:p text:style-name="P1">Preprocess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3" draw:text-style-name="P7" draw:layer="layout" svg:width="9.544cm" svg:height="3.191cm" svg:x="1.632cm" svg:y="12.955cm">
          <draw:text-box>
            <text:p text:style-name="P6"><text:span text:style-name="T2">BOOSTING</text:span></text:p>
            <text:p text:style-name="P6"><text:span text:style-name="T3">Library: XGBoost</text:span></text:p>
            <text:p text:style-name="P6"><text:span text:style-name="T3">Methods: SAMME, </text:span><text:span text:style-name="T3">SAMME.R</text:span></text:p>
            <text:p text:style-name="P6"><text:span text:style-name="T3">AdaBoosting &amp; </text:span><text:span text:style-name="T3">GradientBoosting</text:span></text:p>
          </draw:text-box>
        </draw:frame>
        <draw:frame draw:style-name="gr13" draw:text-style-name="P7" draw:layer="layout" svg:width="9.544cm" svg:height="3.191cm" svg:x="13.316cm" svg:y="12.7cm">
          <draw:text-box>
            <text:p text:style-name="P6"><text:span text:style-name="T2">BAYES </text:span><text:span text:style-name="T2">THEOREM</text:span></text:p>
            <text:p text:style-name="P6"><text:span text:style-name="T3">Enunciado</text:span></text:p>
            <text:p text:style-name="P6"><text:span text:style-name="T3">Problemas </text:span><text:span text:style-name="T3">(e.g. Monty </text:span><text:span text:style-name="T3">Hall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5T15:53:04.325380065</meta:creation-date>
    <dc:date>2020-10-15T17:05:27.716715586</dc:date>
    <meta:editing-duration>PT11M21S</meta:editing-duration>
    <meta:editing-cycles>2</meta:editing-cycles>
    <meta:generator>LibreOffice/6.0.7.3$Linux_X86_64 LibreOffice_project/00m0$Build-3</meta:generator>
    <meta:document-statistic meta:object-count="38"/>
  </office:meta>
</office:document-meta>
</file>